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7.013cm"/>
    </style:style>
    <style:style style:name="Tabela1.1" style:family="table-row">
      <style:table-row-properties style:min-row-height="10.005cm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Table_20_Contents">
      <style:text-properties fo:color="#000000" officeooo:rsid="001af72d" officeooo:paragraph-rsid="001af72d"/>
    </style:style>
    <style:style style:name="P2" style:family="paragraph" style:parent-style-name="Table_20_Contents">
      <style:text-properties fo:color="#000000" officeooo:rsid="001c17d0" officeooo:paragraph-rsid="0031dc3e"/>
    </style:style>
    <style:style style:name="P3" style:family="paragraph" style:parent-style-name="Table_20_Contents">
      <style:text-properties fo:color="#000000" officeooo:rsid="001b089c" officeooo:paragraph-rsid="0031dc3e"/>
    </style:style>
    <style:style style:name="P4" style:family="paragraph" style:parent-style-name="Table_20_Contents">
      <style:text-properties fo:color="#000000" officeooo:rsid="001b089c" officeooo:paragraph-rsid="001b089c"/>
    </style:style>
    <style:style style:name="P5" style:family="paragraph" style:parent-style-name="Table_20_Contents">
      <style:text-properties fo:color="#000000" officeooo:rsid="001b089c" officeooo:paragraph-rsid="00340f04"/>
    </style:style>
    <style:style style:name="P6" style:family="paragraph" style:parent-style-name="Table_20_Contents">
      <style:text-properties fo:color="#000000" officeooo:rsid="001c8fb9" officeooo:paragraph-rsid="0031dc3e"/>
    </style:style>
    <style:style style:name="P7" style:family="paragraph" style:parent-style-name="Table_20_Contents">
      <style:text-properties fo:color="#000000" officeooo:rsid="00340f04" officeooo:paragraph-rsid="00340f04"/>
    </style:style>
    <style:style style:name="P8" style:family="paragraph" style:parent-style-name="Standard">
      <style:text-properties officeooo:rsid="0031a23d" officeooo:paragraph-rsid="001cc69f"/>
    </style:style>
    <style:style style:name="P9" style:family="paragraph" style:parent-style-name="Standard">
      <style:text-properties fo:color="#000000" officeooo:rsid="0035ce52" officeooo:paragraph-rsid="0044b57c"/>
    </style:style>
    <style:style style:name="P10" style:family="paragraph" style:parent-style-name="Table_20_Contents">
      <style:text-properties fo:color="#000000" officeooo:rsid="001af72d" officeooo:paragraph-rsid="0048a52e"/>
    </style:style>
    <style:style style:name="P11" style:family="paragraph" style:parent-style-name="Table_20_Contents">
      <style:text-properties fo:color="#000000" officeooo:rsid="001b089c" officeooo:paragraph-rsid="0048a52e"/>
    </style:style>
    <style:style style:name="P12" style:family="paragraph" style:parent-style-name="Table_20_Contents">
      <style:text-properties fo:color="#000000" officeooo:rsid="001c17d0" officeooo:paragraph-rsid="0044b57c"/>
    </style:style>
    <style:style style:name="P13" style:family="paragraph" style:parent-style-name="Table_20_Contents">
      <style:text-properties fo:color="#000000" officeooo:rsid="004427de" officeooo:paragraph-rsid="004427de"/>
    </style:style>
    <style:style style:name="P14" style:family="paragraph" style:parent-style-name="Table_20_Contents">
      <style:text-properties fo:color="#000000" officeooo:rsid="001ba3e2" officeooo:paragraph-rsid="00451b59"/>
    </style:style>
    <style:style style:name="P15" style:family="paragraph" style:parent-style-name="Table_20_Contents">
      <style:text-properties fo:color="#000000" officeooo:paragraph-rsid="001af72d"/>
    </style:style>
    <style:style style:name="P16" style:family="paragraph" style:parent-style-name="Table_20_Contents">
      <style:text-properties fo:color="#000000" officeooo:paragraph-rsid="0045c57b"/>
    </style:style>
    <style:style style:name="T1" style:family="text">
      <style:text-properties officeooo:rsid="001ba3e2"/>
    </style:style>
    <style:style style:name="T2" style:family="text">
      <style:text-properties officeooo:rsid="00340f04"/>
    </style:style>
    <style:style style:name="T3" style:family="text">
      <style:text-properties officeooo:rsid="00394160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31dc3e" fo:background-color="#ffffff" loext:char-shading-value="0"/>
    </style:style>
    <style:style style:name="T6" style:family="text">
      <style:text-properties officeooo:rsid="001df59c" fo:background-color="#ffffff" loext:char-shading-value="0"/>
    </style:style>
    <style:style style:name="T7" style:family="text">
      <style:text-properties officeooo:rsid="001af72d"/>
    </style:style>
    <style:style style:name="T8" style:family="text">
      <style:text-properties officeooo:rsid="001c17d0"/>
    </style:style>
    <style:style style:name="T9" style:family="text">
      <style:text-properties fo:color="#6666ff"/>
    </style:style>
    <style:style style:name="T10" style:family="text">
      <style:text-properties fo:color="#6666ff" officeooo:rsid="001ba3e2"/>
    </style:style>
    <style:style style:name="T11" style:family="text">
      <style:text-properties fo:color="#6666ff" officeooo:rsid="001c17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">INT int </text:p>
            <text:p text:style-name="P1">STRING string</text:p>
            <text:p text:style-name="P16"><text:span text:style-name="T3">STR “qualquer_coisa”,‘qualquer_coisa’</text:span></text:p>
            <text:p text:style-name="P15"><text:span text:style-name="T7">NUM [0-9][0-9]*</text:span></text:p>
            <text:p text:style-name="P2">IF if</text:p>
            <text:p text:style-name="P2">ELSE else</text:p>
            <text:p text:style-name="P12">RETURN return</text:p>
            <text:p text:style-name="P9">STATIC static</text:p>
            <text:p text:style-name="P3">COMMA <text:s/>,</text:p>
            <text:p text:style-name="P6">SEMI <text:span text:style-name="T8">;</text:span></text:p>
            <text:p text:style-name="P13"><text:span text:style-name="T2">D</text:span>OT .</text:p>
            <text:p text:style-name="P11">LPAR (</text:p>
            <text:p text:style-name="P11">RPAR )</text:p>
            <text:p text:style-name="P11">LBR [</text:p>
            <text:p text:style-name="P11">RBR ]</text:p>
            <text:p text:style-name="P11">LCBR {</text:p>
            <text:p text:style-name="P11">RCBR } </text:p>
            <text:p text:style-name="P10">ID <text:span text:style-name="T5">(</text:span><text:span text:style-name="T4">a-z | A-Z </text:span><text:span text:style-name="T6">| _ </text:span><text:span text:style-name="T5">)</text:span><text:span text:style-name="T4"> </text:span><text:span text:style-name="T5">(</text:span><text:span text:style-name="T4">0-9|a-z|A-Z </text:span><text:span text:style-name="T6">| _ </text:span><text:span text:style-name="T5">)</text:span><text:span text:style-name="T4">*</text:span></text:p>
            <text:p text:style-name="P14"><text:span text:style-name="T2">OPUN </text:span>!,<text:span text:style-name="T8">++,--</text:span></text:p>
            <text:p text:style-name="P7">OPBI <text:span text:style-name="T1">==,!=,=,+=,-=,*=,/=,+,-,*,/,%,&gt;,&lt;,&lt;=,&gt;=,&amp;&amp;,||</text:span><text:span text:style-name="T10"> 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54:44.456400330</meta:creation-date>
    <meta:generator>LibreOffice/5.2.2.2$Linux_X86_64 LibreOffice_project/20m0$Build-2</meta:generator>
    <dc:date>2017-04-23T22:03:40.582921001</dc:date>
    <meta:editing-duration>PT6H55M13S</meta:editing-duration>
    <meta:editing-cycles>31</meta:editing-cycles>
    <meta:document-statistic meta:table-count="1" meta:image-count="0" meta:object-count="0" meta:page-count="1" meta:paragraph-count="20" meta:word-count="49" meta:character-count="269" meta:non-whitespace-character-count="236"/>
  </office:meta>
</office:document-meta>
</file>